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style:writing-mode="lr-tb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weight="bold" fo:background-color="#ffff00" style:font-weight-asian="bold" style:font-weight-complex="bold"/>
    </style:style>
    <style:style style:name="P4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This project has been created as part of the 42 curriculum by egibeaux, lsellier, plerick, abidaux, luguo.*</text:p>
      <text:p text:style-name="Standard"/>
      <text:p text:style-name="Standard">---</text:p>
      <text:p text:style-name="Standard"/>
      <text:p text:style-name="P3">## Team Information</text:p>
      <text:p text:style-name="Standard"/>
      <text:p text:style-name="Standard">### 👤 egibeaux <text:s/></text:p>
      <text:p text:style-name="Standard">**Role:** Product Owner (PO) <text:s/></text:p>
      <text:p text:style-name="Standard">**Responsibilities:** <text:s/></text:p>
      <text:p text:style-name="Standard">- Defined the overall product vision and feature priorities <text:s/></text:p>
      <text:p text:style-name="Standard">- Ensured alignment between technical implementation and project objectives <text:s/></text:p>
      <text:p text:style-name="Standard">- Set up and configured Docker environment for containerized deployment <text:s/></text:p>
      <text:p text:style-name="Standard"/>
      <text:p text:style-name="Standard">---</text:p>
      <text:p text:style-name="Standard"/>
      <text:p text:style-name="Standard">### 👤 lsellier <text:s/></text:p>
      <text:p text:style-name="Standard">**Role:** Tech Lead <text:s/></text:p>
      <text:p text:style-name="Standard">**Responsibilities:** <text:s/></text:p>
      <text:p text:style-name="Standard">- Designed the backend architecture <text:s/></text:p>
      <text:p text:style-name="Standard">- Defined technical structure and best practices <text:s/></text:p>
      <text:p text:style-name="Standard">- Managed and structured the database schema <text:s/></text:p>
      <text:p text:style-name="Standard">- Ensured backend scalability and maintainability <text:s/></text:p>
      <text:p text:style-name="Standard"/>
      <text:p text:style-name="Standard">---</text:p>
      <text:p text:style-name="Standard"/>
      <text:p text:style-name="Standard">### 👤 plerick <text:s/></text:p>
      <text:p text:style-name="Standard">**Role:** Project Manager (PM) <text:s/></text:p>
      <text:p text:style-name="Standard">**Responsibilities:** <text:s/></text:p>
      <text:p text:style-name="Standard">- Coordinated sprint planning and task distribution <text:s/></text:p>
      <text:p text:style-name="Standard">- Ensured deadlines were met <text:s/></text:p>
      <text:p text:style-name="Standard">- Contributed to frontend development <text:s/></text:p>
      <text:p text:style-name="Standard"/>
      <text:p text:style-name="Standard">---</text:p>
      <text:p text:style-name="Standard"/>
      <text:p text:style-name="Standard">### 👤 abidaux <text:s/></text:p>
      <text:p text:style-name="Standard">**Role:** Full Stack Developer <text:s/></text:p>
      <text:p text:style-name="Standard">**Responsibilities:** <text:s/></text:p>
      <text:p text:style-name="Standard">- Implemented authentication system <text:s/></text:p>
      <text:p text:style-name="Standard">- Developed both frontend and backend features <text:s/></text:p>
      <text:p text:style-name="Standard">- Integrated login functionality <text:s/></text:p>
      <text:p text:style-name="Standard"/>
      <text:p text:style-name="Standard">---</text:p>
      <text:p text:style-name="Standard"/>
      <text:p text:style-name="Standard">### 👤 luguo <text:s/></text:p>
      <text:p text:style-name="Standard">**Role:** Full Stack Developer <text:s/></text:p>
      <text:p text:style-name="Standard">**Responsibilities:** <text:s/></text:p>
      <text:p text:style-name="Standard">- Implemented JWT secret management and authentication security <text:s/></text:p>
      <text:p text:style-name="Standard">- Contributed to backend development <text:s/></text:p>
      <text:p text:style-name="Standard">- Conducted code reviews to ensure quality and consistency</text:p>
      <text:p text:style-name="Standard"/>
      <text:p text:style-name="Standard">---</text:p>
      <text:p text:style-name="Standard"><text:soft-page-break/></text:p>
      <text:p text:style-name="P3">## Description</text:p>
      <text:p text:style-name="Standard"/>
      <text:p text:style-name="Standard">### Project Name: ft_transcendence – Real-Time Rock Paper Scissors Platform</text:p>
      <text:p text:style-name="Standard"/>
      <text:p text:style-name="Standard">**ft_transcendence** is a complete full-stack web application developed as part of the 42 curriculum. <text:s/></text:p>
      <text:p text:style-name="Standard">The project consists of a real-time multiplayer gaming platform where users can register, authenticate, interact socially, and compete in live **Rock Paper Scissors** matches against other players or an AI opponent.</text:p>
      <text:p text:style-name="Standard"/>
      <text:p text:style-name="Standard"/>
      <text:p text:style-name="Standard">---</text:p>
      <text:p text:style-name="Standard"/>
      <text:p text:style-name="Standard">### Project Goal</text:p>
      <text:p text:style-name="Standard"/>
      <text:p text:style-name="Standard">The main objective of this project was to design and implement a scalable, secure, and interactive full-stack web platform that:</text:p>
      <text:p text:style-name="Standard"/>
      <text:p text:style-name="Standard">- Supports real-time multiplayer gameplay</text:p>
      <text:p text:style-name="Standard">- Implements secure user authentication and profile management</text:p>
      <text:p text:style-name="Standard">- Provides social interaction features (chat, friends system)</text:p>
      <text:p text:style-name="Standard">- Integrates an AI opponent capable of simulating human-like behavior</text:p>
      <text:p text:style-name="Standard">- Ensures smooth remote gameplay between users on separate machines</text:p>
      <text:p text:style-name="Standard">- Demonstrates modern frontend and backend architectural practices</text:p>
      <text:p text:style-name="Standard"/>
      <text:p text:style-name="Standard">The project emphasizes clean architecture, modularity, security, and real-time synchronization between clients.</text:p>
      <text:p text:style-name="Standard"/>
      <text:p text:style-name="Standard">---</text:p>
      <text:p text:style-name="Standard"/>
      <text:p text:style-name="Standard">### Key Features</text:p>
      <text:p text:style-name="Standard"/>
      <text:p text:style-name="Standard">#### 🎮 Complete Web-Based Game</text:p>
      <text:p text:style-name="Standard">- Live 1v1 Rock Paper Scissors matches</text:p>
      <text:p text:style-name="Standard">- Clear game rules and win conditions (Best-of-three decisive rounds)</text:p>
      <text:p text:style-name="Standard">- Persistent match state stored in the database</text:p>
      <text:p text:style-name="Standard">- Score tracking and game history</text:p>
      <text:p text:style-name="Standard">- AI opponent with non-deterministic behavior</text:p>
      <text:p text:style-name="Standard"/>
      <text:p text:style-name="Standard">#### 🌐 Real-Time Multiplayer (WebSockets)</text:p>
      <text:p text:style-name="Standard">- Instant move synchronization between players</text:p>
      <text:p text:style-name="Standard">- Efficient message broadcasting</text:p>
      <text:p text:style-name="Standard">- Graceful handling of connection/disconnection</text:p>
      <text:p text:style-name="Standard">- Remote play between users on separate computers</text:p>
      <text:p text:style-name="Standard">- Reconnection logic and game state recovery</text:p>
      <text:p text:style-name="Standard"/>
      <text:p text:style-name="Standard">#### 🔐 Authentication &amp; User Management</text:p>
      <text:p text:style-name="Standard">- Secure authentication system</text:p>
      <text:p text:style-name="Standard">- JWT-based session management</text:p>
      <text:p text:style-name="Standard">- Profile page with editable user information</text:p>
      <text:p text:style-name="Standard">- Avatar upload with default fallback</text:p>
      <text:p text:style-name="Standard"><text:soft-page-break/>- Online status tracking</text:p>
      <text:p text:style-name="Standard"/>
      <text:p text:style-name="Standard">#### 👥 Social Features</text:p>
      <text:p text:style-name="Standard">- Friends system (add/remove users)</text:p>
      <text:p text:style-name="Standard">- View friends list and online presence</text:p>
      <text:p text:style-name="Standard">- Basic real-time chat system between users</text:p>
      <text:p text:style-name="Standard">- User profile viewing</text:p>
      <text:p text:style-name="Standard"/>
      <text:p text:style-name="Standard">#### 🧠 AI Opponent</text:p>
      <text:p text:style-name="Standard">- Playable against a computer-controlled opponent</text:p>
      <text:p text:style-name="Standard">- Designed to simulate human-like behavior</text:p>
      <text:p text:style-name="Standard">- Non-perfect play strategy (occasionally makes suboptimal moves)</text:p>
      <text:p text:style-name="Standard">- Integrated into the same real-time game logic</text:p>
      <text:p text:style-name="Standard"/>
      <text:p text:style-name="Standard">#### 🎨 Frontend &amp; UX</text:p>
      <text:p text:style-name="Standard">- Built using modern frontend framework</text:p>
      <text:p text:style-name="Standard">- Server-Side Rendering (SSR) for improved performance</text:p>
      <text:p text:style-name="Standard">- Custom reusable design system (minimum 10 reusable UI components)</text:p>
      <text:p text:style-name="Standard">- Fully responsive interface</text:p>
      <text:p text:style-name="Standard">- Multi-language support (at least 3 languages)</text:p>
      <text:p text:style-name="Standard">- Cross-browser compatibility (Chrome + additional browsers)</text:p>
      <text:p text:style-name="Standard"/>
      <text:p text:style-name="Standard">#### 🗄 Database &amp; Architecture</text:p>
      <text:p text:style-name="Standard">- ORM-based database management</text:p>
      <text:p text:style-name="Standard">- Structured relational data model</text:p>
      <text:p text:style-name="Standard">- Persistent storage for users, games, friendships, and messages</text:p>
      <text:p text:style-name="Standard">- Modular backend architecture</text:p>
      <text:p text:style-name="Standard"/>
      <text:p text:style-name="Standard">#### 🐳 Deployment</text:p>
      <text:p text:style-name="Standard">- Dockerized environment for consistent development and deployment</text:p>
      <text:p text:style-name="Standard">- Containerized services for backend, frontend, and database</text:p>
      <text:p text:style-name="Standard">- Production-ready structure</text:p>
      <text:p text:style-name="Standard"/>
      <text:p text:style-name="Standard">---</text:p>
      <text:p text:style-name="Standard"/>
      <text:p text:style-name="Standard">### Technical Overview</text:p>
      <text:p text:style-name="Standard"/>
      <text:p text:style-name="Standard">The application is built using a modern full-stack architecture:</text:p>
      <text:p text:style-name="Standard"/>
      <text:p text:style-name="Standard">- Frontend framework for dynamic UI and SSR</text:p>
      <text:p text:style-name="Standard">- Backend framework for API and WebSocket server</text:p>
      <text:p text:style-name="Standard">- ORM for structured database management</text:p>
      <text:p text:style-name="Standard">- Real-time WebSocket communication layer</text:p>
      <text:p text:style-name="Standard">- Docker-based containerized deployment</text:p>
      <text:p text:style-name="Standard"/>
      <text:p text:style-name="Standard">The system is designed to be scalable, modular, and maintainable, following best practices in web development and software architecture.</text:p>
      <text:p text:style-name="Standard"/>
      <text:p text:style-name="Standard">---</text:p>
      <text:p text:style-name="Standard">---</text:p>
      <text:p text:style-name="Standard"/>
      <text:p text:style-name="P3">## Instructions</text:p>
      <text:p text:style-name="Standard"><text:soft-page-break/></text:p>
      <text:p text:style-name="Standard">### Prerequisites</text:p>
      <text:p text:style-name="Standard"/>
      <text:p text:style-name="Standard">Before running the project, ensure you have the following installed:</text:p>
      <text:p text:style-name="Standard"/>
      <text:p text:style-name="Standard">- **Node.js** (required to run backend with Fastify) <text:s/></text:p>
      <text:p text:style-name="Standard">- **Bun** (JavaScript runtime for backend) <text:s/></text:p>
      <text:p text:style-name="Standard">- **Next.js** (frontend framework) <text:s/></text:p>
      <text:p text:style-name="Standard">- **Docker &amp; Docker Compose** (for containerized development and deployment) <text:s/></text:p>
      <text:p text:style-name="Standard">- A modern web browser (Chrome, Firefox, Edge, etc.)</text:p>
      <text:p text:style-name="Standard"/>
      <text:p text:style-name="Standard">---</text:p>
      <text:p text:style-name="Standard"/>
      <text:p text:style-name="Standard">### Environment Variables (.env)</text:p>
      <text:p text:style-name="Standard"/>
      <text:p text:style-name="Standard">Create a `.env` file in the project root with the following variables:</text:p>
      <text:p text:style-name="Standard"/>
      <text:p text:style-name="Standard">```env</text:p>
      <text:p text:style-name="Standard">DATABASE_URL="file:./app/data/database.sqlite"</text:p>
      <text:p text:style-name="Standard">JWT_SECRET="change-me"</text:p>
      <text:p text:style-name="Standard">COOKIES_SECRET="change-me"</text:p>
      <text:p text:style-name="Standard">BACK_HOST=0.0.0.0</text:p>
      <text:p text:style-name="Standard">BACK_PORT=3000</text:p>
      <text:p text:style-name="Standard">NODE_ENV=development</text:p>
      <text:p text:style-name="Standard"/>
      <text:h text:style-name="Heading_20_3" text:outline-level="3">Running the Project</text:h>
      <text:p text:style-name="Text_20_body">The entire project can be built and run using Docker Compose:</text:p>
      <text:p text:style-name="P1"><text:span text:style-name="Source_20_Text"><text:span text:style-name="T1">docker compose -f docker/docker-compose.yml up --build</text:span></text:span></text:p>
      <text:list xml:id="list3424971498" text:style-name="L1">
        <text:list-item>
          <text:p text:style-name="P4">This command will automatically start the <text:span text:style-name="Strong_20_Emphasis">backend</text:span>, <text:span text:style-name="Strong_20_Emphasis">frontend</text:span>, and <text:span text:style-name="Strong_20_Emphasis">database</text:span> services.</text:p>
        </text:list-item>
        <text:list-item>
          <text:p text:style-name="P4">Once running, open your web browser and navigate to:</text:p>
        </text:list-item>
      </text:list>
      <text:p text:style-name="P1"><text:span text:style-name="Source_20_Text">http://localhost</text:span></text:p>
      <text:p text:style-name="Quotations">The website should now be accessible, with full authentication, profile management, and the real-time Rock Paper Scissors game available.</text:p>
      <text:p text:style-name="Standard">---</text:p>
      <text:p text:style-name="Standard"/>
      <text:p text:style-name="P3">## Resources</text:p>
      <text:p text:style-name="Standard"/>
      <text:p text:style-name="Standard">### References</text:p>
      <text:p text:style-name="Standard"/>
      <text:p text:style-name="Standard">During the development of **ft_transcendence**, the following resources were extensively used to guide implementation and ensure best practices:</text:p>
      <text:p text:style-name="Standard"/>
      <text:p text:style-name="Standard">- [Next.js Documentation](https://nextjs.org/docs) – Official documentation for the frontend framework, including Server-Side Rendering (SSR) and routing. <text:s/></text:p>
      <text:p text:style-name="Standard">- [Fastify Documentation](https://www.fastify.io/docs/latest/) – Used for backend framework setup, routing, and WebSocket integration. <text:s/></text:p>
      <text:p text:style-name="Standard"><text:soft-page-break/>- [WebSocket API – MDN](https://developer.mozilla.org/en-US/docs/Web/API/WebSockets_API) – Reference for real-time communication and event handling. <text:s/></text:p>
      <text:p text:style-name="Standard">- [Prisma / ORM Tutorials](https://www.prisma.io/docs) – Guidance for database schema design and data persistence (if using ORM). <text:s/></text:p>
      <text:p text:style-name="Standard">- Various articles and tutorials on full-stack architecture, Docker, and secure JWT-based authentication. <text:s/></text:p>
      <text:p text:style-name="Standard"/>
      <text:p text:style-name="Standard">These resources were used to understand framework features, best practices, and implementation patterns, and were adapted to the project’s specific requirements.</text:p>
      <text:p text:style-name="Standard"/>
      <text:p text:style-name="Standard">---</text:p>
      <text:p text:style-name="Standard"/>
      <text:p text:style-name="Standard">### AI Usage Disclosure</text:p>
      <text:p text:style-name="Standard"/>
      <text:p text:style-name="Standard">AI tools, such as ChatGPT, were used **sparingly and responsibly** to assist in certain aspects of the project:</text:p>
      <text:p text:style-name="Standard"/>
      <text:p text:style-name="Standard">- **Documentation and README drafting:** Helped structure and clarify project descriptions, instructions, and explanations for evaluation purposes. <text:s/></text:p>
      <text:p text:style-name="Standard">- **Debugging guidance and code review tips:** Suggested potential solutions for errors or architecture questions during development. <text:s/></text:p>
      <text:p text:style-name="Standard"/>
      <text:p text:style-name="Standard">All AI outputs were **carefully reviewed and adapted** by team members before integration. <text:s/></text:p>
      <text:p text:style-name="Standard">No AI-generated code was used without verification, and all final implementations reflect the team’s original work.</text:p>
      <text:p text:style-name="Standard"/>
      <text:p text:style-name="Standard">---</text:p>
      <text:p text:style-name="Standard"/>
      <text:p text:style-name="P3">## Project Management</text:p>
      <text:p text:style-name="Standard"/>
      <text:p text:style-name="Standard">### Task Organization</text:p>
      <text:p text:style-name="Standard">The team followed an **Agile sprint methodology**, organizing work into weekly sprints to track progress and adjust priorities. <text:s/></text:p>
      <text:p text:style-name="Standard">- **Meetings:** One team meeting per week was held to review progress, discuss issues, and plan upcoming tasks. <text:s/></text:p>
      <text:p text:style-name="Standard">- **Task distribution:** Features and modules were assigned to team members based on their roles and expertise.</text:p>
      <text:p text:style-name="Standard"/>
      <text:p text:style-name="Standard">---</text:p>
      <text:p text:style-name="Standard"/>
      <text:p text:style-name="Standard">### Project Management Tools</text:p>
      <text:p text:style-name="Standard">- **Discord** was used for team discussions and daily communication. <text:s/></text:p>
      <text:p text:style-name="Standard">- **Conversation summaries and compte-rendu** were shared to keep everyone aligned and document decisions. <text:s/></text:p>
      <text:p text:style-name="Standard"/>
      <text:p text:style-name="Standard">---</text:p>
      <text:p text:style-name="Standard"/>
      <text:p text:style-name="Standard">### Communication</text:p>
      <text:p text:style-name="Standard">- All team coordination, announcements, and technical discussions were conducted via **Discord**. <text:s/></text:p>
      <text:p text:style-name="Standard">- Team members were able to quickly resolve issues and make collective decisions in real time.</text:p>
      <text:p text:style-name="Standard"/>
      <text:p text:style-name="Standard"><text:soft-page-break/>---</text:p>
      <text:p text:style-name="Standard"/>
      <text:p text:style-name="Standard">### Version Control / Workflow</text:p>
      <text:p text:style-name="Standard">- **Git** was used for version control. <text:s/></text:p>
      <text:p text:style-name="Standard">- Team members created feature branches for their work and submitted **pull requests** for review before merging. <text:s/></text:p>
      <text:p text:style-name="Standard">- Each commit and push included **accurate comments** describing the changes made. <text:s/></text:p>
      <text:p text:style-name="Standard">- This workflow ensured code quality, traceability, and smooth integration of feature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9:37:16.084000228</meta:creation-date>
    <dc:date>2026-02-12T20:50:28.523730624</dc:date>
    <meta:editing-duration>PT5M26S</meta:editing-duration>
    <meta:editing-cycles>1</meta:editing-cycles>
    <meta:document-statistic meta:table-count="0" meta:image-count="0" meta:object-count="0" meta:page-count="6" meta:paragraph-count="172" meta:word-count="1153" meta:character-count="8420" meta:non-whitespace-character-count="7334"/>
    <meta:generator>LibreOffice/7.3.7.2$Linux_X86_64 LibreOffice_project/30$Build-2</meta:generator>
  </office:meta>
</office:document-meta>
</file>